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melia J. Mitchell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Clara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2 March 1855</text:p>
      <text:p text:style-name="P2">Month<text:tab/><text:tab/><text:tab/><text:tab/><text:tab/><text:tab/>March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12</text:span><text:span text:style-name="T2">th</text:span><text:span text:style-name="T1"> March 1855/</text:span></text:p>
      <text:p text:style-name="P2"><text:span text:style-name="T1">Dear Clara./</text:span></text:p>
      <text:p text:style-name="P2"><text:span text:style-name="T1"><text:tab/>Mr Morais's note/ to my dear Husband has/ just been received &amp; as he/ left this morning for the/ West, I will reply to it./ <text:s/>Rest assured, although we/ did not receive your cards/ we doubted not but they/ had been mislaid, as I/ feel convinced of your/ friendly feelings towards/ me, which you have ever/ evinced. <text:s/>I had intended/ calling to see you, but my/ little family have for the/ last fortnight been very/ sick, &amp; myself unable to/ go out, having a bad cough./</text:span></text:p>
      <text:p text:style-name="P2"><text:span text:style-name="T1"/></text:p>
      <text:p text:style-name="P2"><text:span text:style-name="T1">[Page 2]</text:span></text:p>
      <text:p text:style-name="P2"><text:span text:style-name="T1">at the same time I trust/ if possible, to witness/ your union to one, who/ I feel assured is truly/ worthy, &amp; if not present/ attribute it to the right/ cause, &amp; assure yourself/ &amp; Mr Morais, that my/ best wishes attend you/ both. <text:s/>May the almighty/ grant you every blessing/ &amp; may you both be as/ happy as you deserve/ to be, is the prayer/ of your friend/</text:span></text:p>
      <text:p text:style-name="P2"><text:span text:style-name="T1"><text:tab/>Amelia J Mitchel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2:56:56</meta:creation-date>
    <dc:date>2009-04-21T13:02:49</dc:date>
    <dc:language>en-US</dc:language>
    <meta:editing-cycles>2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7" meta:word-count="320" meta:character-count="2136"/>
  </office:meta>
</office:document-meta>
</file>